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0.05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#808080"/>
    </style:style>
    <style:style style:name="ce24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123">
      <style:table-cell-properties fo:background-color="#808080" style:text-align-source="fix" style:repeat-content="false"/>
      <style:paragraph-properties fo:text-align="end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draw:object draw:notify-on-update-of-ranges="coverage.C7:coverage.C22 coverage.D7:coverage.D22 coverage.E7:coverage.E22 coverage.F7:coverage.F22 coverage.G7:coverage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number-columns-repeated="4" table:default-cell-style-name="ce5"/>
        <table:table-column table:style-name="co5" table:default-cell-style-name="ce10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packages in repository</text:p>
            <text:p>(except “base” system)</text:p>
          </table:table-cell>
          <table:table-cell office:value-type="string" calcext:value-type="string">
            <text:p>R</text:p>
          </table:table-cell>
          <table:table-cell office:value-type="float" office:value="18000" calcext:value-type="float">
            <text:p>180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effective mean daily rate</text:p>
            <text:p>(after “base” system is emerged)</text:p>
          </table:table-cell>
          <table:table-cell office:value-type="string" calcext:value-type="string">
            <text:p>D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2">
          <table:table-cell table:style-name="ce2"/>
          <table:table-cell table:number-columns-repeated="2"/>
          <table:table-cell table:style-name="ce6"/>
          <table:table-cell table:style-name="ce3"/>
          <table:table-cell table:style-name="ce29"/>
          <table:table-cell table:style-name="ce3" table:number-columns-repeated="1018"/>
        </table:table-row>
        <table:table-row table:style-name="ro2">
          <table:table-cell office:value-type="string" calcext:value-type="string">
            <text:p>parallel running image(s)</text:p>
          </table:table-cell>
          <table:table-cell table:style-name="ce13"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39" office:value-type="float" office:value="16" calcext:value-type="float">
            <text:p>16</text:p>
          </table:table-cell>
          <table:table-cell table:style-name="ce7"/>
          <table:table-cell table:style-name="Default"/>
          <table:table-cell table:style-name="ce3" table:number-columns-repeated="1016"/>
        </table:table-row>
        <table:table-row table:style-name="ro2">
          <table:table-cell table:number-columns-repeated="2"/>
          <table:table-cell table:style-name="ce17"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base” system needs to be emerged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3" table:style-name="ce6" office:value-type="percentage" office:value="0" calcext:value-type="percentage">
            <text:p>0.0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 </text:p>
          </table:table-cell>
          <table:table-cell/>
          <table:table-cell table:style-name="Default" table:formula="of:=[.C7]+1" office:value-type="float" office:value="2" calcext:value-type="float">
            <text:p>2</text:p>
          </table:table-cell>
          <table:table-cell table:number-columns-repeated="3" table:style-name="ce6" office:value-type="percentage" office:value="0" calcext:value-type="percentage">
            <text:p>0.0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8]+1" office:value-type="float" office:value="3" calcext:value-type="float">
            <text:p>3</text:p>
          </table:table-cell>
          <table:table-cell table:style-name="ce6" table:formula="of:=1-(1-([.$C9]-2)*[.$C$2]/[.$C$1])^[.D$5]" office:value-type="percentage" office:value="0.0333333333333333" calcext:value-type="percentage">
            <text:p>3.3%</text:p>
          </table:table-cell>
          <table:table-cell table:style-name="ce6" table:formula="of:=1-(1-([.$C9]-2)*[.$C$2]/[.$C$1])^[.E$5]" office:value-type="percentage" office:value="0.211253941060814" calcext:value-type="percentage">
            <text:p>21.1%</text:p>
          </table:table-cell>
          <table:table-cell table:style-name="ce6" table:formula="of:=1-(1-([.$C9]-2)*[.$C$2]/[.$C$1])^[.F$5]" office:value-type="percentage" office:value="0.418663099379051" calcext:value-type="percentage">
            <text:p>41.9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9]+1" office:value-type="float" office:value="4" calcext:value-type="float">
            <text:p>4</text:p>
          </table:table-cell>
          <table:table-cell table:style-name="ce6" table:formula="of:=1-(1-([.$C10]-2)*[.$C$2]/[.$C$1])^[.D$5]" office:value-type="percentage" office:value="0.0666666666666667" calcext:value-type="percentage">
            <text:p>6.7%</text:p>
          </table:table-cell>
          <table:table-cell table:style-name="ce6" table:formula="of:=1-(1-([.$C10]-2)*[.$C$2]/[.$C$1])^[.E$5]" office:value-type="percentage" office:value="0.3830393913123" calcext:value-type="percentage">
            <text:p>38.3%</text:p>
          </table:table-cell>
          <table:table-cell table:style-name="ce6" table:formula="of:=1-(1-([.$C10]-2)*[.$C$2]/[.$C$1])^[.F$5]" office:value-type="percentage" office:value="0.668419924605465" calcext:value-type="percentage">
            <text:p>66.8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0" table:formula="of:=[.C10]+1" office:value-type="float" office:value="5" calcext:value-type="float">
            <text:p>5</text:p>
          </table:table-cell>
          <table:table-cell table:style-name="ce6" table:formula="of:=1-(1-([.$C11]-2)*[.$C$2]/[.$C$1])^[.D$5]" office:value-type="percentage" office:value="0.1" calcext:value-type="percentage">
            <text:p>10.0%</text:p>
          </table:table-cell>
          <table:table-cell table:style-name="ce6" table:formula="of:=1-(1-([.$C11]-2)*[.$C$2]/[.$C$1])^[.E$5]" office:value-type="percentage" office:value="0.5217031" calcext:value-type="percentage">
            <text:p>52.2%</text:p>
          </table:table-cell>
          <table:table-cell table:style-name="ce36" table:formula="of:=1-(1-([.$C11]-2)*[.$C$2]/[.$C$1])^[.F$5]" office:value-type="percentage" office:value="0.814697981114816" calcext:value-type="percentage">
            <text:p>81.5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1" table:formula="of:=[.C11]+1" office:value-type="float" office:value="6" calcext:value-type="float">
            <text:p>6</text:p>
          </table:table-cell>
          <table:table-cell table:style-name="ce6" table:formula="of:=1-(1-([.$C12]-2)*[.$C$2]/[.$C$1])^[.D$5]" office:value-type="percentage" office:value="0.133333333333333" calcext:value-type="percentage">
            <text:p>13.3%</text:p>
          </table:table-cell>
          <table:table-cell table:style-name="ce41" table:formula="of:=1-(1-([.$C12]-2)*[.$C$2]/[.$C$1])^[.E$5]" office:value-type="percentage" office:value="0.632747591403749" calcext:value-type="percentage">
            <text:p>63.3%</text:p>
          </table:table-cell>
          <table:table-cell table:style-name="ce38" table:formula="of:=1-(1-([.$C12]-2)*[.$C$2]/[.$C$1])^[.F$5]" office:value-type="percentage" office:value="0.898694390916723" calcext:value-type="percentage">
            <text:p>89.9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4" table:formula="of:=[.C12]+1" office:value-type="float" office:value="7" calcext:value-type="float">
            <text:p>7</text:p>
          </table:table-cell>
          <table:table-cell table:style-name="ce38" table:formula="of:=1-(1-([.$C13]-2)*[.$C$2]/[.$C$1])^[.D$5]" office:value-type="percentage" office:value="0.166666666666667" calcext:value-type="percentage">
            <text:p>16.7%</text:p>
          </table:table-cell>
          <table:table-cell table:style-name="ce38" table:formula="of:=1-(1-([.$C13]-2)*[.$C$2]/[.$C$1])^[.E$5]" office:value-type="percentage" office:value="0.720918352766347" calcext:value-type="percentage">
            <text:p>72.1%</text:p>
          </table:table-cell>
          <table:table-cell table:style-name="ce38" table:formula="of:=1-(1-([.$C13]-2)*[.$C$2]/[.$C$1])^[.F$5]" office:value-type="percentage" office:value="0.945912107067604" calcext:value-type="percentage">
            <text:p>94.6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6" table:formula="of:=[.C13]+1" office:value-type="float" office:value="8" calcext:value-type="float">
            <text:p>8</text:p>
          </table:table-cell>
          <table:table-cell table:style-name="ce6" table:formula="of:=1-(1-([.$C14]-2)*[.$C$2]/[.$C$1])^[.D$5]" office:value-type="percentage" office:value="0.2" calcext:value-type="percentage">
            <text:p>20.0%</text:p>
          </table:table-cell>
          <table:table-cell table:style-name="ce6" table:formula="of:=1-(1-([.$C14]-2)*[.$C$2]/[.$C$1])^[.E$5]" office:value-type="percentage" office:value="0.7902848" calcext:value-type="percentage">
            <text:p>79.0%</text:p>
          </table:table-cell>
          <table:table-cell table:style-name="ce6" table:formula="of:=1-(1-([.$C14]-2)*[.$C$2]/[.$C$1])^[.F$5]" office:value-type="percentage" office:value="0.971852502328934" calcext:value-type="percentage">
            <text:p>97.2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4" table:formula="of:=[.C14]+1" office:value-type="float" office:value="9" calcext:value-type="float">
            <text:p>9</text:p>
          </table:table-cell>
          <table:table-cell table:style-name="ce6" table:formula="of:=1-(1-([.$C15]-2)*[.$C$2]/[.$C$1])^[.D$5]" office:value-type="percentage" office:value="0.233333333333333" calcext:value-type="percentage">
            <text:p>23.3%</text:p>
          </table:table-cell>
          <table:table-cell table:style-name="ce6" table:formula="of:=1-(1-([.$C15]-2)*[.$C$2]/[.$C$1])^[.E$5]" office:value-type="percentage" office:value="0.844315251623228" calcext:value-type="percentage">
            <text:p>84.4%</text:p>
          </table:table-cell>
          <table:table-cell table:style-name="ce38" table:formula="of:=1-(1-([.$C15]-2)*[.$C$2]/[.$C$1])^[.F$5]" office:value-type="percentage" office:value="0.985753594528882" calcext:value-type="percentage">
            <text:p>98.6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5" table:formula="of:=[.C15]+1" office:value-type="float" office:value="10" calcext:value-type="float">
            <text:p>10</text:p>
          </table:table-cell>
          <table:table-cell table:style-name="ce6" table:formula="of:=1-(1-([.$C16]-2)*[.$C$2]/[.$C$1])^[.D$5]" office:value-type="percentage" office:value="0.266666666666667" calcext:value-type="percentage">
            <text:p>26.7%</text:p>
          </table:table-cell>
          <table:table-cell table:style-name="ce6" table:formula="of:=1-(1-([.$C16]-2)*[.$C$2]/[.$C$1])^[.E$5]" office:value-type="percentage" office:value="0.885946141380887" calcext:value-type="percentage">
            <text:p>88.6%</text:p>
          </table:table-cell>
          <table:table-cell table:style-name="ce36" table:formula="of:=1-(1-([.$C16]-2)*[.$C$2]/[.$C$1])^[.F$5]" office:value-type="percentage" office:value="0.993004434655222" calcext:value-type="percentage">
            <text:p>99.3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6" table:formula="of:=[.C16]+1" office:value-type="float" office:value="11" calcext:value-type="float">
            <text:p>11</text:p>
          </table:table-cell>
          <table:table-cell table:style-name="ce6" table:formula="of:=1-(1-([.$C17]-2)*[.$C$2]/[.$C$1])^[.D$5]" office:value-type="percentage" office:value="0.3" calcext:value-type="percentage">
            <text:p>30.0%</text:p>
          </table:table-cell>
          <table:table-cell table:style-name="ce6" table:formula="of:=1-(1-([.$C17]-2)*[.$C$2]/[.$C$1])^[.E$5]" office:value-type="percentage" office:value="0.9176457" calcext:value-type="percentage">
            <text:p>91.8%</text:p>
          </table:table-cell>
          <table:table-cell table:style-name="ce6" table:formula="of:=1-(1-([.$C17]-2)*[.$C$2]/[.$C$1])^[.F$5]" office:value-type="percentage" office:value="0.99667670694304" calcext:value-type="percentage">
            <text:p>99.7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7]+1" office:value-type="float" office:value="12" calcext:value-type="float">
            <text:p>12</text:p>
          </table:table-cell>
          <table:table-cell table:style-name="ce6" table:formula="of:=1-(1-([.$C18]-2)*[.$C$2]/[.$C$1])^[.D$5]" office:value-type="percentage" office:value="0.333333333333333" calcext:value-type="percentage">
            <text:p>33.3%</text:p>
          </table:table-cell>
          <table:table-cell table:style-name="ce6" table:formula="of:=1-(1-([.$C18]-2)*[.$C$2]/[.$C$1])^[.E$5]" office:value-type="percentage" office:value="0.941472336534065" calcext:value-type="percentage">
            <text:p>94.1%</text:p>
          </table:table-cell>
          <table:table-cell table:style-name="ce6" table:formula="of:=1-(1-([.$C18]-2)*[.$C$2]/[.$C$1])^[.F$5]" office:value-type="percentage" office:value="0.998477561159653" calcext:value-type="percentage">
            <text:p>99.8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8]+1" office:value-type="float" office:value="13" calcext:value-type="float">
            <text:p>13</text:p>
          </table:table-cell>
          <table:table-cell table:style-name="ce6" table:formula="of:=1-(1-([.$C19]-2)*[.$C$2]/[.$C$1])^[.D$5]" office:value-type="percentage" office:value="0.366666666666667" calcext:value-type="percentage">
            <text:p>36.7%</text:p>
          </table:table-cell>
          <table:table-cell table:style-name="ce6" table:formula="of:=1-(1-([.$C19]-2)*[.$C$2]/[.$C$1])^[.E$5]" office:value-type="percentage" office:value="0.959127949748514" calcext:value-type="percentage">
            <text:p>95.9%</text:p>
          </table:table-cell>
          <table:table-cell table:style-name="ce6" table:formula="of:=1-(1-([.$C19]-2)*[.$C$2]/[.$C$1])^[.F$5]" office:value-type="percentage" office:value="0.999329934064972" calcext:value-type="percentage">
            <text:p>99.9%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19]+1" office:value-type="float" office:value="14" calcext:value-type="float">
            <text:p>14</text:p>
          </table:table-cell>
          <table:table-cell table:style-name="ce6" table:formula="of:=1-(1-([.$C20]-2)*[.$C$2]/[.$C$1])^[.D$5]" office:value-type="percentage" office:value="0.4" calcext:value-type="percentage">
            <text:p>40.0%</text:p>
          </table:table-cell>
          <table:table-cell table:style-name="ce6" table:formula="of:=1-(1-([.$C20]-2)*[.$C$2]/[.$C$1])^[.E$5]" office:value-type="percentage" office:value="0.9720064" calcext:value-type="percentage">
            <text:p>97.2%</text:p>
          </table:table-cell>
          <table:table-cell table:style-name="ce6" table:formula="of:=1-(1-([.$C20]-2)*[.$C$2]/[.$C$1])^[.F$5]" office:value-type="percentage" office:value="0.999717889009254" calcext:value-type="percentage">
            <text:p>100.0%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20]+1" office:value-type="float" office:value="15" calcext:value-type="float">
            <text:p>15</text:p>
          </table:table-cell>
          <table:table-cell table:style-name="ce6" table:formula="of:=1-(1-([.$C21]-2)*[.$C$2]/[.$C$1])^[.D$5]" office:value-type="percentage" office:value="0.433333333333333" calcext:value-type="percentage">
            <text:p>43.3%</text:p>
          </table:table-cell>
          <table:table-cell table:style-name="ce6" table:formula="of:=1-(1-([.$C21]-2)*[.$C$2]/[.$C$1])^[.E$5]" office:value-type="percentage" office:value="0.981237372062186" calcext:value-type="percentage">
            <text:p>98.1%</text:p>
          </table:table-cell>
          <table:table-cell table:style-name="ce6" table:formula="of:=1-(1-([.$C21]-2)*[.$C$2]/[.$C$1])^[.F$5]" office:value-type="percentage" office:value="0.999886957262376" calcext:value-type="percentage">
            <text:p>100.0%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21]+1" office:value-type="float" office:value="16" calcext:value-type="float">
            <text:p>16</text:p>
          </table:table-cell>
          <table:table-cell table:style-name="ce6" table:formula="of:=1-(1-([.$C22]-2)*[.$C$2]/[.$C$1])^[.D$5]" office:value-type="percentage" office:value="0.466666666666667" calcext:value-type="percentage">
            <text:p>46.7%</text:p>
          </table:table-cell>
          <table:table-cell table:style-name="ce6" table:formula="of:=1-(1-([.$C22]-2)*[.$C$2]/[.$C$1])^[.E$5]" office:value-type="percentage" office:value="0.987725859350709" calcext:value-type="percentage">
            <text:p>98.8%</text:p>
          </table:table-cell>
          <table:table-cell table:style-name="ce6" table:formula="of:=1-(1-([.$C22]-2)*[.$C$2]/[.$C$1])^[.F$5]" office:value-type="percentage" office:value="0.999957147156287" calcext:value-type="percentage">
            <text:p>100.0%</text:p>
          </table:table-cell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2" table:number-rows-repeated="3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15:19:37.251289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9-12-27T15:20:45.563410327</dc:date>
    <meta:editing-duration>PT2H26M3S</meta:editing-duration>
    <meta:editing-cycles>181</meta:editing-cycles>
    <meta:generator>LibreOffice/6.2.8.2$Linux_X86_64 LibreOffice_project/20$Build-2</meta:generator>
    <dc:creator>Toralf Förster</dc:cre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4.729cm" svg:y="0.357cm" chart:style-name="ch2">
          <text:p>coverage = 1-(1-(day-2)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NaN">
                <text:p>NaN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211253941060814">
                <text:p>0.211253941060814</text:p>
              </table:table-cell>
              <table:table-cell office:value-type="float" office:value="0.418663099379051">
                <text:p>0.418663099379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3830393913123">
                <text:p>0.3830393913123</text:p>
              </table:table-cell>
              <table:table-cell office:value-type="float" office:value="0.668419924605465">
                <text:p>0.668419924605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5217031">
                <text:p>0.5217031</text:p>
              </table:table-cell>
              <table:table-cell office:value-type="float" office:value="0.814697981114816">
                <text:p>0.81469798111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632747591403749">
                <text:p>0.632747591403749</text:p>
              </table:table-cell>
              <table:table-cell office:value-type="float" office:value="0.898694390916723">
                <text:p>0.89869439091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720918352766347">
                <text:p>0.720918352766347</text:p>
              </table:table-cell>
              <table:table-cell office:value-type="float" office:value="0.945912107067604">
                <text:p>0.945912107067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7902848">
                <text:p>0.7902848</text:p>
              </table:table-cell>
              <table:table-cell office:value-type="float" office:value="0.971852502328934">
                <text:p>0.97185250232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844315251623228">
                <text:p>0.844315251623228</text:p>
              </table:table-cell>
              <table:table-cell office:value-type="float" office:value="0.985753594528882">
                <text:p>0.985753594528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885946141380887">
                <text:p>0.885946141380887</text:p>
              </table:table-cell>
              <table:table-cell office:value-type="float" office:value="0.993004434655222">
                <text:p>0.993004434655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0.9176457">
                <text:p>0.9176457</text:p>
              </table:table-cell>
              <table:table-cell office:value-type="float" office:value="0.99667670694304">
                <text:p>0.99667670694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41472336534065">
                <text:p>0.941472336534065</text:p>
              </table:table-cell>
              <table:table-cell office:value-type="float" office:value="0.998477561159653">
                <text:p>0.998477561159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959127949748514">
                <text:p>0.959127949748514</text:p>
              </table:table-cell>
              <table:table-cell office:value-type="float" office:value="0.999329934064972">
                <text:p>0.99932993406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0.9720064">
                <text:p>0.9720064</text:p>
              </table:table-cell>
              <table:table-cell office:value-type="float" office:value="0.999717889009254">
                <text:p>0.999717889009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981237372062186">
                <text:p>0.981237372062186</text:p>
              </table:table-cell>
              <table:table-cell office:value-type="float" office:value="0.999886957262376">
                <text:p>0.999886957262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987725859350709">
                <text:p>0.987725859350709</text:p>
              </table:table-cell>
              <table:table-cell office:value-type="float" office:value="0.999957147156287">
                <text:p>0.99995714715628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